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 de la Empresa: Volkswagen Argentina S.A.</text:p>
      <text:p text:style-name="P1"/>
      <text:p text:style-name="P1">Forma Jurídica: Sociedad Anónima</text:p>
      <text:p text:style-name="P1"/>
      <text:p text:style-name="P1">Descripción de la Actividad que Realiza:</text:p>
      <text:p text:style-name="P1">Volkswagen Argentina S.A. es una empresa que se dedica a la fabricación, ensamblaje y comercialización de vehículos automotores. Su actividad principal es la producción de automóviles y utilitarios en su planta ubicada en General Pacheco, provincia de Buenos Aires. Además, la empresa también se involucra en la importación y distribución de vehículos de otras marcas del grupo Volkswagen en el mercado argentino.</text:p>
      <text:p text:style-name="P1"/>
      <text:p text:style-name="P1">Tamaño de la Empresa:</text:p>
      <text:p text:style-name="P1"/>
      <text:p text:style-name="P1">Gran Empresa: Volkswagen Argentina S.A. se clasifica como una gran empresa por varias razones:</text:p>
      <text:p text:style-name="P1"><text:s text:c="3"/>- Volumen de Producción: La planta de Volkswagen en Argentina tiene una capacidad de producción considerable, ensamblando una gran cantidad de vehículos al año, lo que indica un alto volumen de operaciones.</text:p>
      <text:p text:style-name="P1"><text:s text:c="3"/>- Número de Empleados: La empresa emplea a una gran cantidad de trabajadores en sus instalaciones de producción, así como en sus áreas administrativas y comerciales.</text:p>
      <text:p text:style-name="P1"><text:s text:c="3"/>- Infraestructura y Recursos: Volkswagen cuenta con una infraestructura robusta, que incluye instalaciones de fabricación, distribución y servicio postventa, además de recursos financieros significativos para respaldar sus operaciones a gran escala.</text:p>
      <text:p text:style-name="P1"/>
      <text:p text:style-name="P1">Sector de Actividad al que Pertenece:</text:p>
      <text:p text:style-name="P1">Volkswagen Argentina S.A. pertenece al sector automotriz. Esta clasificación se fundamenta en:</text:p>
      <text:p text:style-name="P1">- La naturaleza de su actividad principal: La empresa se dedica a la fabricación y comercialización de vehículos automotores, lo que la sitúa claramente dentro del sector automotriz.</text:p>
      <text:p text:style-name="P1">- Integración en la cadena de valor: Volkswagen participa en todas las etapas de la cadena de valor de la industria automotriz, desde el diseño y la producción hasta la comercialización y el servicio postventa.</text:p>
      <text:p text:style-name="P1">- Reconocimiento internacional: Volkswagen es una marca reconocida a nivel mundial en el sector automotriz, lo que refuerza su pertenencia a este sect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7:45:34.295073967</meta:creation-date>
    <dc:date>2024-04-28T17:55:54.746357308</dc:date>
    <meta:editing-duration>PT12S</meta:editing-duration>
    <meta:editing-cycles>1</meta:editing-cycles>
    <meta:document-statistic meta:table-count="0" meta:image-count="0" meta:object-count="0" meta:page-count="1" meta:paragraph-count="14" meta:word-count="290" meta:character-count="1952" meta:non-whitespace-character-count="1667"/>
    <meta:generator>LibreOffice/7.3.7.2$Linux_X86_64 LibreOffice_project/30$Build-2</meta:generator>
  </office:meta>
</office:document-meta>
</file>